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b2fe" officeooo:paragraph-rsid="0018b2fe"/>
    </style:style>
    <style:style style:name="P2" style:family="paragraph" style:parent-style-name="Heading_20_3">
      <style:text-properties officeooo:rsid="0018b2fe" officeooo:paragraph-rsid="0018b2f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18b2f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18b2fe"/>
    </style:style>
    <style:style style:name="P5" style:family="paragraph" style:parent-style-name="Text_20_body" style:list-style-name="L1">
      <style:text-properties officeooo:rsid="0018b2fe"/>
    </style:style>
    <style:style style:name="P6" style:family="paragraph" style:parent-style-name="Heading_20_4">
      <style:text-properties officeooo:rsid="0018b2fe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18b2fe"/>
    </style:style>
    <style:style style:name="P8" style:family="paragraph" style:parent-style-name="Text_20_body" style:list-style-name="L2">
      <style:text-properties officeooo:rsid="0018b2f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18b2fe"/>
    </style:style>
    <style:style style:name="P10" style:family="paragraph" style:parent-style-name="Text_20_body" style:list-style-name="L3">
      <style:text-properties officeooo:rsid="0018b2fe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rsid="0018b2fe"/>
    </style:style>
    <style:style style:name="P12" style:family="paragraph" style:parent-style-name="Text_20_body" style:list-style-name="L4">
      <style:text-properties officeooo:rsid="0018b2fe"/>
    </style:style>
    <style:style style:name="P13" style:family="paragraph" style:parent-style-name="Horizontal_20_Line">
      <style:text-properties officeooo:rsid="0018b2fe"/>
    </style:style>
    <style:style style:name="P14" style:family="paragraph" style:parent-style-name="Heading_20_3">
      <style:text-properties officeooo:rsid="0018b2fe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officeooo:rsid="0018b2fe"/>
    </style:style>
    <style:style style:name="P16" style:family="paragraph" style:parent-style-name="Text_20_body" style:list-style-name="L5">
      <style:text-properties officeooo:rsid="0018b2fe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officeooo:rsid="0018b2fe"/>
    </style:style>
    <style:style style:name="P18" style:family="paragraph" style:parent-style-name="Text_20_body" style:list-style-name="L6">
      <style:text-properties officeooo:rsid="0018b2fe"/>
    </style:style>
    <style:style style:name="P19" style:family="paragraph" style:parent-style-name="Text_20_body">
      <style:text-properties officeooo:rsid="0018b2fe" officeooo:paragraph-rsid="0018b2fe"/>
    </style:style>
    <style:style style:name="P20" style:family="paragraph" style:parent-style-name="Text_20_body" style:list-style-name="L7">
      <style:text-properties officeooo:rsid="0018b2fe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officeooo:rsid="0018b2fe"/>
    </style:style>
    <style:style style:name="P22" style:family="paragraph" style:parent-style-name="Text_20_body" style:list-style-name="L8">
      <style:text-properties officeooo:rsid="0018b2fe"/>
    </style:style>
    <style:style style:name="P23" style:family="paragraph" style:parent-style-name="Text_20_body" style:list-style-name="L9">
      <style:paragraph-properties fo:margin-top="0in" fo:margin-bottom="0in" style:contextual-spacing="false"/>
      <style:text-properties officeooo:rsid="0018b2fe"/>
    </style:style>
    <style:style style:name="P24" style:family="paragraph" style:parent-style-name="Text_20_body" style:list-style-name="L9">
      <style:text-properties officeooo:rsid="0018b2fe"/>
    </style:style>
    <style:style style:name="P25" style:family="paragraph" style:parent-style-name="Text_20_body" style:list-style-name="L10">
      <style:paragraph-properties fo:margin-top="0in" fo:margin-bottom="0in" style:contextual-spacing="false"/>
      <style:text-properties officeooo:rsid="0018b2fe"/>
    </style:style>
    <style:style style:name="P26" style:family="paragraph" style:parent-style-name="Text_20_body" style:list-style-name="L10">
      <style:text-properties officeooo:rsid="0018b2fe"/>
    </style:style>
    <style:style style:name="P27" style:family="paragraph" style:parent-style-name="Heading_20_4">
      <style:text-properties officeooo:rsid="0018b2fe" officeooo:paragraph-rsid="0018b2fe"/>
    </style:style>
    <style:style style:name="P28" style:family="paragraph" style:parent-style-name="Text_20_body" style:list-style-name="L11">
      <style:text-properties officeooo:rsid="0018b2fe"/>
    </style:style>
    <style:style style:name="P29" style:family="paragraph" style:parent-style-name="Standard">
      <style:text-properties officeooo:rsid="0018f6d4" officeooo:paragraph-rsid="0018f6d4"/>
    </style:style>
    <style:style style:name="P30" style:family="paragraph" style:parent-style-name="Text_20_body" style:list-style-name="L12">
      <style:paragraph-properties fo:margin-top="0in" fo:margin-bottom="0in" style:contextual-spacing="false"/>
      <style:text-properties officeooo:rsid="0018f6d4"/>
    </style:style>
    <style:style style:name="P31" style:family="paragraph" style:parent-style-name="Text_20_body" style:list-style-name="L12">
      <style:text-properties officeooo:rsid="0018f6d4"/>
    </style:style>
    <style:style style:name="P32" style:family="paragraph" style:parent-style-name="Horizontal_20_Line">
      <style:text-properties officeooo:rsid="0018f6d4"/>
    </style:style>
    <style:style style:name="P33" style:family="paragraph" style:parent-style-name="Heading_20_3">
      <style:text-properties officeooo:rsid="0018f6d4"/>
    </style:style>
    <style:style style:name="P34" style:family="paragraph" style:parent-style-name="Text_20_body" style:list-style-name="L13">
      <style:paragraph-properties fo:margin-top="0in" fo:margin-bottom="0in" style:contextual-spacing="false"/>
      <style:text-properties officeooo:rsid="0018f6d4"/>
    </style:style>
    <style:style style:name="P35" style:family="paragraph" style:parent-style-name="Text_20_body" style:list-style-name="L13">
      <style:text-properties officeooo:rsid="0018f6d4"/>
    </style:style>
    <style:style style:name="P36" style:family="paragraph" style:parent-style-name="Text_20_body" style:list-style-name="L14">
      <style:paragraph-properties fo:margin-top="0in" fo:margin-bottom="0in" style:contextual-spacing="false"/>
      <style:text-properties officeooo:rsid="0018f6d4"/>
    </style:style>
    <style:style style:name="P37" style:family="paragraph" style:parent-style-name="Text_20_body" style:list-style-name="L14">
      <style:text-properties officeooo:rsid="0018f6d4"/>
    </style:style>
    <style:style style:name="P3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color="#f10d0c" loext:opacity="100%" style:text-underline-style="solid" style:text-underline-width="auto" style:text-underline-color="font-color"/>
    </style:style>
    <style:style style:name="T2" style:family="text">
      <style:text-properties fo:color="#98c379" loext:opacity="100%"/>
    </style:style>
    <style:style style:name="T3" style:family="text">
      <style:text-properties fo:color="#d19a66" loext:opacity="100%"/>
    </style:style>
    <style:style style:name="T4" style:family="text">
      <style:text-properties fo:color="#e6c07b" loext:opacity="100%"/>
    </style:style>
    <style:style style:name="T5" style:family="text">
      <style:text-properties fo:color="#61aeee" loext:opacity="10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7" text:anchor-type="page" text:anchor-page-number="1" svg:x="0in" svg:y="0in" svg:width="6.9252in" style:rel-width="100%" draw:z-index="6">
        <draw:text-box fo:min-height="0.0161in">
          <text:p text:style-name="P38">whois <text:span text:style-name="T2">"</text:span><text:span text:style-name="T3">$domain</text:span><text:span text:style-name="T2">"</text:span> | grep <text:span text:style-name="T2">"Creation Date"</text:span> | tee -a results.txt</text:p>
        </draw:text-box>
      </draw:frame>
      <draw:frame draw:style-name="fr1" draw:name="Frame6" text:anchor-type="page" text:anchor-page-number="1" svg:x="0in" svg:y="0in" svg:width="6.9252in" style:rel-width="100%" draw:z-index="5">
        <draw:text-box fo:min-height="0.0161in">
          <text:p text:style-name="P38">ping -c 2 <text:span text:style-name="T2">"</text:span><text:span text:style-name="T3">$ip</text:span><text:span text:style-name="T2">"</text:span> | tee -a results.txt </text:p>
        </draw:text-box>
      </draw:frame>
      <draw:frame draw:style-name="fr1" draw:name="Frame5" text:anchor-type="page" text:anchor-page-number="1" svg:x="0in" svg:y="0in" svg:width="6.9252in" style:rel-width="100%" draw:z-index="4">
        <draw:text-box fo:min-height="0.0161in">
          <text:p text:style-name="P38"><text:span text:style-name="T4">echo</text:span> <text:span text:style-name="T2">"IP: </text:span><text:span text:style-name="T3">$ip</text:span><text:span text:style-name="T2">"</text:span> | tee -a results.txt </text:p>
        </draw:text-box>
      </draw:frame>
      <draw:frame draw:style-name="fr1" draw:name="Frame4" text:anchor-type="page" text:anchor-page-number="1" svg:x="0in" svg:y="0in" svg:width="6.9252in" style:rel-width="100%" draw:z-index="3">
        <draw:text-box fo:min-height="0.0161in">
          <text:p text:style-name="P38">[ -z <text:span text:style-name="T2">"</text:span><text:span text:style-name="T3">$ip</text:span><text:span text:style-name="T2">"</text:span> ] &amp;&amp; { <text:span text:style-name="T4">echo</text:span> <text:span text:style-name="T2">"Failed to resolve </text:span><text:span text:style-name="T3">$domain</text:span><text:span text:style-name="T2">"</text:span>; <text:span text:style-name="T4">exit</text:span> 1; } </text:p>
        </draw:text-box>
      </draw:frame>
      <draw:frame draw:style-name="fr1" draw:name="Frame3" text:anchor-type="page" text:anchor-page-number="1" svg:x="0in" svg:y="0in" svg:width="6.9252in" style:rel-width="100%" draw:z-index="2">
        <draw:text-box fo:min-height="0.0161in">
          <text:p text:style-name="P38">ip=$(dig +short <text:span text:style-name="T2">"</text:span><text:span text:style-name="T3">$domain</text:span><text:span text:style-name="T2">"</text:span> | grep -E <text:span text:style-name="T2">'^[0-9]+\.[0-9]+\.[0-9]+\.[0-9]+$'</text:span>) </text:p>
        </draw:text-box>
      </draw:frame>
      <draw:frame draw:style-name="fr1" draw:name="Frame2" text:anchor-type="page" text:anchor-page-number="1" svg:x="0in" svg:y="0in" svg:width="6.9252in" style:rel-width="100%" draw:z-index="1">
        <draw:text-box fo:min-height="0.0161in">
          <text:p text:style-name="P38">domain=<text:span text:style-name="T3">$1</text:span> </text:p>
        </draw:text-box>
      </draw:frame>
      <draw:frame draw:style-name="fr1" draw:name="Frame1" text:anchor-type="page" text:anchor-page-number="1" svg:x="0in" svg:y="0in" svg:width="6.9252in" style:rel-width="100%" draw:z-index="0">
        <draw:text-box fo:min-height="0.0161in">
          <text:p text:style-name="P38"><text:span text:style-name="T5">#!/bin/bash</text:span> </text:p>
        </draw:text-box>
      </draw:frame>
      <text:p text:style-name="P1"><text:s text:c="45"/><text:span text:style-name="T1">MY OSINT PROJECT</text:span> </text:p>
      <text:h text:style-name="P2" text:outline-level="3">1. <text:span text:style-name="Strong_20_Emphasis">Tools by Level for Each Target Type</text:span></text:h>
      <text:p text:style-name="P3">I’ll categorize tools into three levels based on complexity, ease of integration, and scripting skill required:</text:p>
      <text:list text:style-name="L1">
        <text:list-item>
          <text:p text:style-name="P4"><text:span text:style-name="Strong_20_Emphasis">Beginner</text:span>: Simple tools with straightforward output, minimal configuration. </text:p>
        </text:list-item>
        <text:list-item>
          <text:p text:style-name="P4"><text:span text:style-name="Strong_20_Emphasis">Intermediate</text:span>: Tools requiring parsing, configuration, or external resources (e.g., wordlists). </text:p>
        </text:list-item>
        <text:list-item>
          <text:p text:style-name="P5"><text:span text:style-name="Strong_20_Emphasis">Advanced</text:span>: Tools needing API keys, complex parsing, or integration with multiple data sources. </text:p>
        </text:list-item>
      </text:list>
      <text:h text:style-name="P6" text:outline-level="4">Domain-Related Tasks</text:h>
      <text:list text:style-name="L2">
        <text:list-item>
          <text:p text:style-name="P7"><text:span text:style-name="Strong_20_Emphasis">Resolve Domain to IP and Ping</text:span>: </text:p>
          <text:list>
            <text:list-item>
              <text:p text:style-name="P7"><text:span text:style-name="Strong_20_Emphasis">Beginner</text:span>: </text:p>
              <text:list>
                <text:list-item>
                  <text:p text:style-name="P7"><text:span text:style-name="Strong_20_Emphasis">dig</text:span>: Resolves domain to IP (dig +short example.com). Simple to script, clean output. </text:p>
                </text:list-item>
                <text:list-item>
                  <text:p text:style-name="P7"><text:span text:style-name="Strong_20_Emphasis">ping</text:span>: Tests connectivity (ping -c 2 &lt;IP&gt;). Easy to capture output. </text:p>
                </text:list-item>
              </text:list>
            </text:list-item>
            <text:list-item>
              <text:p text:style-name="P7"><text:span text:style-name="Strong_20_Emphasis">Intermediate</text:span>: </text:p>
              <text:list>
                <text:list-item>
                  <text:p text:style-name="P7"><text:span text:style-name="Strong_20_Emphasis">host</text:span>: Alternative to dig for DNS resolution, provides more details like mail servers (host -t A example.com). </text:p>
                </text:list-item>
                <text:list-item>
                  <text:p text:style-name="P7"><text:span text:style-name="Strong_20_Emphasis">nmap</text:span>: Basic ping scan (nmap -sn &lt;IP&gt;) to confirm host status and detect other devices on the network. </text:p>
                </text:list-item>
              </text:list>
            </text:list-item>
            <text:list-item>
              <text:p text:style-name="P7"><text:span text:style-name="Strong_20_Emphasis">Advanced</text:span>: </text:p>
              <text:list>
                <text:list-item>
                  <text:p text:style-name="P7"><text:span text:style-name="Strong_20_Emphasis">dnsmap</text:span>: Bulk DNS resolution for multiple domains or subdomains, useful for large-scale reconnaissance. </text:p>
                </text:list-item>
              </text:list>
            </text:list-item>
            <text:list-item>
              <text:p text:style-name="P7"><text:span text:style-name="Strong_20_Emphasis">Why</text:span>: Start with dig and ping for simplicity. host or nmap adds robustness, while dnsmap is useful for advanced enumeration. </text:p>
            </text:list-item>
          </text:list>
        </text:list-item>
        <text:list-item>
          <text:p text:style-name="P7"><text:span text:style-name="Strong_20_Emphasis">Domain Creation Date and WHOIS</text:span>: </text:p>
          <text:list>
            <text:list-item>
              <text:p text:style-name="P7"><text:span text:style-name="Strong_20_Emphasis">Beginner</text:span>: </text:p>
              <text:list>
                <text:list-item>
                  <text:p text:style-name="P7"><text:span text:style-name="Strong_20_Emphasis">whois</text:span>: Fetches domain registration details (whois example.com). Built into Kali, no setup needed. </text:p>
                </text:list-item>
              </text:list>
            </text:list-item>
            <text:list-item>
              <text:p text:style-name="P7"><text:span text:style-name="Strong_20_Emphasis">Intermediate</text:span>: </text:p>
              <text:list>
                <text:list-item>
                  <text:p text:style-name="P7"><text:span text:style-name="Strong_20_Emphasis">dnsrecon</text:span>: Extracts WHOIS data alongside DNS records (dnsrecon -d example.com -w). More comprehensive than whois. </text:p>
                </text:list-item>
              </text:list>
            </text:list-item>
            <text:list-item>
              <text:p text:style-name="P7"><text:span text:style-name="Strong_20_Emphasis">Advanced</text:span>: </text:p>
              <text:list>
                <text:list-item>
                  <text:p text:style-name="P7"><text:span text:style-name="Strong_20_Emphasis">whoisxmlapi CLI</text:span> (if installed): Provides structured WHOIS data via API, requiring an API key. </text:p>
                </text:list-item>
              </text:list>
            </text:list-item>
            <text:list-item>
              <text:p text:style-name="P7"><text:span text:style-name="Strong_20_Emphasis">Why</text:span>: whois is sufficient for beginners. dnsrecon adds depth, while whoisxmlapi is for advanced users needing structured JSON output. </text:p>
            </text:list-item>
          </text:list>
        </text:list-item>
        <text:list-item>
          <text:p text:style-name="P7"><text:span text:style-name="Strong_20_Emphasis">Technology Enumeration (WhatWeb/Wappalyzer-like)</text:span>: </text:p>
          <text:list>
            <text:list-item>
              <text:p text:style-name="P7"><text:span text:style-name="Strong_20_Emphasis">Beginner</text:span>: </text:p>
              <text:list>
                <text:list-item>
                  <text:p text:style-name="P7"><text:span text:style-name="Strong_20_Emphasis">whatweb</text:span>: Identifies web technologies (whatweb example.com). Simple and verbose with -v. </text:p>
                </text:list-item>
              </text:list>
            </text:list-item>
            <text:list-item>
              <text:p text:style-name="P7"><text:span text:style-name="Strong_20_Emphasis">Intermediate</text:span>: </text:p>
              <text:list>
                <text:list-item>
                  <text:p text:style-name="P7"><text:soft-page-break/><text:span text:style-name="Strong_20_Emphasis">curl</text:span>: Fetches HTTP headers or page source to mimic Wappalyzer (curl -I https://example.com). Parse for server versions or CMS signatures. </text:p>
                </text:list-item>
                <text:list-item>
                  <text:p text:style-name="P7"><text:span text:style-name="Strong_20_Emphasis">wafw00f</text:span>: Detects web application firewalls (wafw00f example.com), complementing tech enumeration. </text:p>
                </text:list-item>
              </text:list>
            </text:list-item>
            <text:list-item>
              <text:p text:style-name="P7"><text:span text:style-name="Strong_20_Emphasis">Advanced</text:span>: </text:p>
              <text:list>
                <text:list-item>
                  <text:p text:style-name="P7"><text:span text:style-name="Strong_20_Emphasis">httpx</text:span>: Advanced HTTP probing (httpx -u example.com -tech-detect). Detects technologies and handles multiple protocols. </text:p>
                </text:list-item>
              </text:list>
            </text:list-item>
            <text:list-item>
              <text:p text:style-name="P7"><text:span text:style-name="Strong_20_Emphasis">Why</text:span>: whatweb is beginner-friendly. curl and wafw00f add custom parsing, while httpx offers automation for advanced users. </text:p>
            </text:list-item>
          </text:list>
        </text:list-item>
        <text:list-item>
          <text:p text:style-name="P7"><text:span text:style-name="Strong_20_Emphasis">Subdomain Enumeration</text:span>: </text:p>
          <text:list>
            <text:list-item>
              <text:p text:style-name="P7"><text:span text:style-name="Strong_20_Emphasis">Beginner</text:span>: </text:p>
              <text:list>
                <text:list-item>
                  <text:p text:style-name="P7"><text:span text:style-name="Strong_20_Emphasis">dnsenum</text:span>: Simple subdomain enumeration (dnsenum example.com). Supports zone transfers and basic brute-forcing. </text:p>
                </text:list-item>
              </text:list>
            </text:list-item>
            <text:list-item>
              <text:p text:style-name="P7"><text:span text:style-name="Strong_20_Emphasis">Intermediate</text:span>: </text:p>
              <text:list>
                <text:list-item>
                  <text:p text:style-name="P7"><text:span text:style-name="Strong_20_Emphasis">gobuster</text:span>: DNS mode for subdomain brute-forcing (gobuster dns -d example.com -w &lt;wordlist&gt;). Requires a wordlist like SecLists. </text:p>
                </text:list-item>
              </text:list>
            </text:list-item>
            <text:list-item>
              <text:p text:style-name="P7"><text:span text:style-name="Strong_20_Emphasis">Advanced</text:span>: </text:p>
              <text:list>
                <text:list-item>
                  <text:p text:style-name="P7"><text:span text:style-name="Strong_20_Emphasis">sublist3r</text:span>: Combines multiple sources (search engines, DNS dumps) for subdomain discovery (sublist3r -d example.com). </text:p>
                </text:list-item>
                <text:list-item>
                  <text:p text:style-name="P7"><text:span text:style-name="Strong_20_Emphasis">amass</text:span>: Comprehensive subdomain enumeration (amass enum -d example.com). Supports passive and active modes. </text:p>
                </text:list-item>
              </text:list>
            </text:list-item>
            <text:list-item>
              <text:p text:style-name="P7"><text:span text:style-name="Strong_20_Emphasis">Why</text:span>: dnsenum is easy to start with. gobuster scales with wordlists, while sublist3r and amass are powerful for advanced enumeration. </text:p>
            </text:list-item>
          </text:list>
        </text:list-item>
        <text:list-item>
          <text:p text:style-name="P7"><text:span text:style-name="Strong_20_Emphasis">Virtual Host (VHost) Scanning</text:span>: </text:p>
          <text:list>
            <text:list-item>
              <text:p text:style-name="P7"><text:span text:style-name="Strong_20_Emphasis">Beginner</text:span>: </text:p>
              <text:list>
                <text:list-item>
                  <text:p text:style-name="P7"><text:span text:style-name="Strong_20_Emphasis">curl</text:span>: Manual VHost testing by sending custom Host headers (curl -H "Host: test.example.com" &lt;IP&gt;). </text:p>
                </text:list-item>
              </text:list>
            </text:list-item>
            <text:list-item>
              <text:p text:style-name="P7"><text:span text:style-name="Strong_20_Emphasis">Intermediate</text:span>: </text:p>
              <text:list>
                <text:list-item>
                  <text:p text:style-name="P7"><text:span text:style-name="Strong_20_Emphasis">gobuster</text:span>: VHost mode (gobuster vhost -u http://&lt;IP&gt; -w &lt;wordlist&gt;). Efficient for brute-forcing virtual hosts. </text:p>
                </text:list-item>
              </text:list>
            </text:list-item>
            <text:list-item>
              <text:p text:style-name="P7"><text:span text:style-name="Strong_20_Emphasis">Advanced</text:span>: </text:p>
              <text:list>
                <text:list-item>
                  <text:p text:style-name="P7"><text:span text:style-name="Strong_20_Emphasis">ffuf</text:span>: Faster VHost scanning with advanced filtering (ffuf -u http://&lt;IP&gt; -H "Host: FUZZ.example.com" -w &lt;wordlist&gt;). </text:p>
                </text:list-item>
              </text:list>
            </text:list-item>
            <text:list-item>
              <text:p text:style-name="P8"><text:span text:style-name="Strong_20_Emphasis">Why</text:span>: curl is a simple starting point. gobuster automates the process, and ffuf offers speed and flexibility for advanced users. </text:p>
            </text:list-item>
          </text:list>
        </text:list-item>
      </text:list>
      <text:h text:style-name="P6" text:outline-level="4">Individual-Related Tasks</text:h>
      <text:list text:style-name="L3">
        <text:list-item>
          <text:p text:style-name="P9"><text:span text:style-name="Strong_20_Emphasis">Name and Social Media Accounts</text:span>: </text:p>
          <text:list>
            <text:list-item>
              <text:p text:style-name="P9"><text:span text:style-name="Strong_20_Emphasis">Beginner</text:span>: </text:p>
              <text:list>
                <text:list-item>
                  <text:p text:style-name="P9"><text:span text:style-name="Strong_20_Emphasis">theHarvester</text:span>: Searches for names and profiles across search engines (theHarvester -d "John Doe" -b google). </text:p>
                </text:list-item>
              </text:list>
            </text:list-item>
            <text:list-item>
              <text:p text:style-name="P9"><text:span text:style-name="Strong_20_Emphasis">Intermediate</text:span>: </text:p>
              <text:list>
                <text:list-item>
                  <text:p text:style-name="P9"><text:soft-page-break/><text:span text:style-name="Strong_20_Emphasis">sherlock</text:span>: Finds social media accounts by username (sherlock johndoe). Supports hundreds of platforms. </text:p>
                </text:list-item>
              </text:list>
            </text:list-item>
            <text:list-item>
              <text:p text:style-name="P9"><text:span text:style-name="Strong_20_Emphasis">Advanced</text:span>: </text:p>
              <text:list>
                <text:list-item>
                  <text:p text:style-name="P9"><text:span text:style-name="Strong_20_Emphasis">recon-ng</text:span>: Modular framework with social media modules (recon/profiles-profiles/profiler). Requires setup but highly customizable. </text:p>
                </text:list-item>
                <text:list-item>
                  <text:p text:style-name="P9"><text:span text:style-name="Strong_20_Emphasis">maltego</text:span>: GUI-based tool for mapping social media connections (requires manual setup in Kali). </text:p>
                </text:list-item>
              </text:list>
            </text:list-item>
            <text:list-item>
              <text:p text:style-name="P10"><text:span text:style-name="Strong_20_Emphasis">Why</text:span>: theHarvester is easy for beginners. sherlock scales to usernames, while recon-ng and maltego offer advanced correlation. </text:p>
            </text:list-item>
          </text:list>
        </text:list-item>
      </text:list>
      <text:h text:style-name="P6" text:outline-level="4">Company-Related Tasks</text:h>
      <text:list text:style-name="L4">
        <text:list-item>
          <text:p text:style-name="P11"><text:span text:style-name="Strong_20_Emphasis">Email Discovery</text:span>: </text:p>
          <text:list>
            <text:list-item>
              <text:p text:style-name="P11"><text:span text:style-name="Strong_20_Emphasis">Beginner</text:span>: </text:p>
              <text:list>
                <text:list-item>
                  <text:p text:style-name="P11"><text:span text:style-name="Strong_20_Emphasis">theHarvester</text:span>: Finds emails associated with a domain (theHarvester -d example.com -b all). </text:p>
                </text:list-item>
              </text:list>
            </text:list-item>
            <text:list-item>
              <text:p text:style-name="P11"><text:span text:style-name="Strong_20_Emphasis">Intermediate</text:span>: </text:p>
              <text:list>
                <text:list-item>
                  <text:p text:style-name="P11"><text:span text:style-name="Strong_20_Emphasis">hunter CLI</text:span> (if installed): Uses Hunter.io API to find emails (hunter domain example.com). Requires API key. </text:p>
                </text:list-item>
              </text:list>
            </text:list-item>
            <text:list-item>
              <text:p text:style-name="P11"><text:span text:style-name="Strong_20_Emphasis">Advanced</text:span>: </text:p>
              <text:list>
                <text:list-item>
                  <text:p text:style-name="P11"><text:span text:style-name="Strong_20_Emphasis">recon-ng</text:span>: Email harvesting modules (recon/domains-contacts/whois_pocs). Integrates multiple sources. </text:p>
                </text:list-item>
              </text:list>
            </text:list-item>
            <text:list-item>
              <text:p text:style-name="P11"><text:span text:style-name="Strong_20_Emphasis">Why</text:span>: theHarvester is built-in and effective. hunter adds precision, and recon-ng offers advanced data aggregation. </text:p>
            </text:list-item>
          </text:list>
        </text:list-item>
        <text:list-item>
          <text:p text:style-name="P11"><text:span text:style-name="Strong_20_Emphasis">Server Discovery via Shodan</text:span>: </text:p>
          <text:list>
            <text:list-item>
              <text:p text:style-name="P11"><text:span text:style-name="Strong_20_Emphasis">Beginner</text:span>: </text:p>
              <text:list>
                <text:list-item>
                  <text:p text:style-name="P11"><text:span text:style-name="Strong_20_Emphasis">shodan CLI</text:span>: Basic searches with Shodan API (shodan search "org:company_name"). Requires API key setup. </text:p>
                </text:list-item>
              </text:list>
            </text:list-item>
            <text:list-item>
              <text:p text:style-name="P11"><text:span text:style-name="Strong_20_Emphasis">Intermediate</text:span>: </text:p>
              <text:list>
                <text:list-item>
                  <text:p text:style-name="P11"><text:span text:style-name="Strong_20_Emphasis">nmap</text:span>: Cross-check Shodan results with local scans (nmap -sV &lt;IP&gt;). Validates server accessibility. </text:p>
                </text:list-item>
              </text:list>
            </text:list-item>
            <text:list-item>
              <text:p text:style-name="P11"><text:span text:style-name="Strong_20_Emphasis">Advanced</text:span>: </text:p>
              <text:list>
                <text:list-item>
                  <text:p text:style-name="P11"><text:span text:style-name="Strong_20_Emphasis">shodan with scripting</text:span>: Parse JSON output for detailed server info (shodan host &lt;IP&gt; --format json). </text:p>
                </text:list-item>
              </text:list>
            </text:list-item>
            <text:list-item>
              <text:p text:style-name="P11"><text:span text:style-name="Strong_20_Emphasis">Why</text:span>: shodan CLI is straightforward with an API key. nmap adds local verification, and JSON parsing enables automation. </text:p>
            </text:list-item>
          </text:list>
        </text:list-item>
        <text:list-item>
          <text:p text:style-name="P11"><text:span text:style-name="Strong_20_Emphasis">Company Architecture and Layout</text:span>: </text:p>
          <text:list>
            <text:list-item>
              <text:p text:style-name="P11"><text:span text:style-name="Strong_20_Emphasis">Beginner</text:span>: </text:p>
              <text:list>
                <text:list-item>
                  <text:p text:style-name="P11"><text:span text:style-name="Strong_20_Emphasis">dnsrecon</text:span>: Maps DNS records (dnsrecon -d example.com). Provides basic network structure. </text:p>
                </text:list-item>
              </text:list>
            </text:list-item>
            <text:list-item>
              <text:p text:style-name="P11"><text:span text:style-name="Strong_20_Emphasis">Intermediate</text:span>: </text:p>
              <text:list>
                <text:list-item>
                  <text:p text:style-name="P11"><text:span text:style-name="Strong_20_Emphasis">nmap</text:span>: Network scanning for services and OS detection (nmap -A &lt;IP&gt;). </text:p>
                </text:list-item>
              </text:list>
            </text:list-item>
            <text:list-item>
              <text:p text:style-name="P11"><text:span text:style-name="Strong_20_Emphasis">Advanced</text:span>: </text:p>
              <text:list>
                <text:list-item>
                  <text:p text:style-name="P11"><text:soft-page-break/><text:span text:style-name="Strong_20_Emphasis">maltego</text:span>: Visualizes company architecture (domains, IPs, emails) in a graph. </text:p>
                </text:list-item>
                <text:list-item>
                  <text:p text:style-name="P11"><text:span text:style-name="Strong_20_Emphasis">amass</text:span>: Comprehensive network mapping (amass intel -org company_name). </text:p>
                </text:list-item>
              </text:list>
            </text:list-item>
            <text:list-item>
              <text:p text:style-name="P12"><text:span text:style-name="Strong_20_Emphasis">Why</text:span>: dnsrecon is simple for DNS mapping. nmap adds service details, while maltego and amass create detailed visualizations. </text:p>
            </text:list-item>
          </text:list>
        </text:list-item>
      </text:list>
      <text:p text:style-name="P13"/>
      <text:h text:style-name="P14" text:outline-level="3">2. <text:span text:style-name="Strong_20_Emphasis">Best Approach for Implementation</text:span></text:h>
      <text:p text:style-name="P3">Given that you’re learning Bash scripting, the best approach is to build a modular, incremental, and user-friendly tool that balances functionality with simplicity. Here’s a detailed plan:</text:p>
      <text:h text:style-name="P6" text:outline-level="4">A. <text:span text:style-name="Strong_20_Emphasis">Project Structure</text:span></text:h>
      <text:list text:style-name="L5">
        <text:list-item>
          <text:p text:style-name="P15"><text:span text:style-name="Strong_20_Emphasis">Single Bash Script</text:span>: Start with one script (e.g., osint_tool.sh) to keep things manageable. </text:p>
        </text:list-item>
        <text:list-item>
          <text:p text:style-name="P15"><text:span text:style-name="Strong_20_Emphasis">Functions</text:span>: Write a function for each task (e.g., resolve_domain, enumerate_subdomains, find_emails). This makes the script modular and easier to debug. </text:p>
        </text:list-item>
        <text:list-item>
          <text:p text:style-name="P15"><text:span text:style-name="Strong_20_Emphasis">Configuration File</text:span>: Store settings (e.g., wordlist paths, API keys) in a separate file (e.g., osint_tool.conf) to avoid hardcoding sensitive data. </text:p>
        </text:list-item>
        <text:list-item>
          <text:p text:style-name="P16"><text:span text:style-name="Strong_20_Emphasis">Logging</text:span>: Save results to a timestamped file (e.g., results_$(date +%F_%H-%M-%S).txt) using tee for simultaneous terminal output. </text:p>
        </text:list-item>
      </text:list>
      <text:h text:style-name="P6" text:outline-level="4">B. <text:span text:style-name="Strong_20_Emphasis">Development Phases</text:span></text:h>
      <text:list text:style-name="L6">
        <text:list-item>
          <text:p text:style-name="P17"><text:span text:style-name="Strong_20_Emphasis">Phase 1: Beginner Tools (Weeks 1-2)</text:span>: </text:p>
          <text:list>
            <text:list-item>
              <text:p text:style-name="P17"><text:span text:style-name="Strong_20_Emphasis">Focus</text:span>: Domain tasks with dig, ping, whois, whatweb, and dnsenum. </text:p>
            </text:list-item>
            <text:list-item>
              <text:p text:style-name="P17"><text:span text:style-name="Strong_20_Emphasis">Tasks</text:span>: </text:p>
              <text:list>
                <text:list-item>
                  <text:p text:style-name="P17">Resolve domain to IP and ping. </text:p>
                </text:list-item>
                <text:list-item>
                  <text:p text:style-name="P17">Fetch WHOIS data and extract creation date. </text:p>
                </text:list-item>
                <text:list-item>
                  <text:p text:style-name="P17">Run whatweb for technology enumeration. </text:p>
                </text:list-item>
                <text:list-item>
                  <text:p text:style-name="P17">Enumerate subdomains with dnsenum. </text:p>
                </text:list-item>
              </text:list>
            </text:list-item>
            <text:list-item>
              <text:p text:style-name="P17"><text:span text:style-name="Strong_20_Emphasis">Why</text:span>: These tools are simple, require minimal parsing, and teach basic Bash concepts (variables, conditionals, command output handling). </text:p>
            </text:list-item>
            <text:list-item>
              <text:p text:style-name="P17"><text:span text:style-name="Strong_20_Emphasis">Example</text:span>: </text:p>
              <text:p text:style-name="P18">bash</text:p>
            </text:list-item>
          </text:list>
        </text:list-item>
      </text:list>
      <text:p text:style-name="P19"/>
      <text:list text:style-name="L7">
        <text:list-item>
          <text:p text:style-name="P20"><text:span text:style-name="Strong_20_Emphasis">Phase 2: Intermediate Tools (Weeks 3-4)</text:span>: </text:p>
        </text:list-item>
      </text:list>
      <text:list text:style-name="L8">
        <text:list-item>
          <text:p text:style-name="P21"><text:span text:style-name="Strong_20_Emphasis">Focus</text:span>: Add gobuster, theHarvester, curl, and nmap. </text:p>
        </text:list-item>
        <text:list-item>
          <text:p text:style-name="P21"><text:span text:style-name="Strong_20_Emphasis">Tasks</text:span>: </text:p>
          <text:list>
            <text:list-item>
              <text:p text:style-name="P21">Subdomain enumeration with gobuster. </text:p>
            </text:list-item>
            <text:list-item>
              <text:p text:style-name="P21">VHost scanning with gobuster vhost. </text:p>
            </text:list-item>
            <text:list-item>
              <text:p text:style-name="P21">Email and social media discovery with theHarvester. </text:p>
            </text:list-item>
            <text:list-item>
              <text:p text:style-name="P21">HTTP header analysis with curl for Wappalyzer-like functionality. </text:p>
            </text:list-item>
          </text:list>
        </text:list-item>
        <text:list-item>
          <text:p text:style-name="P21"><text:soft-page-break/><text:span text:style-name="Strong_20_Emphasis">Why</text:span>: These tools introduce wordlists, HTTP interactions, and output parsing, advancing your scripting skills. </text:p>
          <text:p text:style-name="P21"><text:s/></text:p>
          <text:p text:style-name="P22"/>
        </text:list-item>
      </text:list>
      <text:p text:style-name="P1"><text:span text:style-name="Strong_20_Emphasis">Phase 2: Intermediate Tools (Weeks 3-4)</text:span>: </text:p>
      <text:list text:style-name="L9">
        <text:list-item>
          <text:p text:style-name="P23"><text:span text:style-name="Strong_20_Emphasis">Focus</text:span>: Add gobuster, theHarvester, curl, and nmap. </text:p>
        </text:list-item>
        <text:list-item>
          <text:p text:style-name="P23"><text:span text:style-name="Strong_20_Emphasis">Tasks</text:span>: </text:p>
          <text:list>
            <text:list-item>
              <text:p text:style-name="P23">Subdomain enumeration with gobuster. </text:p>
            </text:list-item>
            <text:list-item>
              <text:p text:style-name="P23">VHost scanning with gobuster vhost. </text:p>
            </text:list-item>
            <text:list-item>
              <text:p text:style-name="P23">Email and social media discovery with theHarvester. </text:p>
            </text:list-item>
            <text:list-item>
              <text:p text:style-name="P23">HTTP header analysis with curl for Wappalyzer-like functionality. </text:p>
            </text:list-item>
          </text:list>
        </text:list-item>
        <text:list-item>
          <text:p text:style-name="P24"><text:span text:style-name="Strong_20_Emphasis">Why</text:span>: These tools introduce wordlists, HTTP interactions, and output parsing, advancing your scripting skills.</text:p>
        </text:list-item>
      </text:list>
      <text:p text:style-name="P1"><text:span text:style-name="Strong_20_Emphasis">Phase 3: Advanced Tools (Weeks 5-6)</text:span>: </text:p>
      <text:list text:style-name="L10">
        <text:list-item>
          <text:p text:style-name="P25"><text:span text:style-name="Strong_20_Emphasis">Focus</text:span>: Integrate sublist3r, amass, shodan, recon-ng, and maltego (for visualization). </text:p>
        </text:list-item>
        <text:list-item>
          <text:p text:style-name="P25"><text:span text:style-name="Strong_20_Emphasis">Tasks</text:span>: </text:p>
          <text:list>
            <text:list-item>
              <text:p text:style-name="P25">Comprehensive subdomain enumeration with sublist3r or amass. </text:p>
            </text:list-item>
            <text:list-item>
              <text:p text:style-name="P25">Server discovery with shodan. </text:p>
            </text:list-item>
            <text:list-item>
              <text:p text:style-name="P25">Network mapping with amass or maltego. </text:p>
            </text:list-item>
          </text:list>
        </text:list-item>
        <text:list-item>
          <text:p text:style-name="P26"><text:span text:style-name="Strong_20_Emphasis">Why</text:span>: These tools require API keys, JSON parsing, and complex workflows, preparing you for real-world OSINT challenges.</text:p>
        </text:list-item>
      </text:list>
      <text:h text:style-name="P27" text:outline-level="4"><text:span text:style-name="Strong_20_Emphasis">Input Handling</text:span></text:h>
      <text:list text:style-name="L11">
        <text:list-item>
          <text:p text:style-name="P28">Use getopts to parse command-line arguments: </text:p>
        </text:list-item>
      </text:list>
      <text:p text:style-name="P29">3 . <text:span text:style-name="Strong_20_Emphasis">Why This Approach is Best</text:span></text:p>
      <text:list text:style-name="L12">
        <text:list-item>
          <text:p text:style-name="P30"><text:span text:style-name="Strong_20_Emphasis">Incremental Learning</text:span>: Starting with beginner tools (dig, whois) builds confidence and teaches Bash basics. Intermediate tools (gobuster, theHarvester) introduce parsing and configuration, while advanced tools (amass, shodan) prepare you for complex projects. </text:p>
        </text:list-item>
        <text:list-item>
          <text:p text:style-name="P30"><text:span text:style-name="Strong_20_Emphasis">Modularity</text:span>: Functions make the script easy to maintain and extend. You can add new tools without rewriting the core logic. </text:p>
        </text:list-item>
        <text:list-item>
          <text:p text:style-name="P30"><text:span text:style-name="Strong_20_Emphasis">Kali-Native</text:span>: Using built-in tools ensures compatibility and minimizes setup overhead. </text:p>
        </text:list-item>
        <text:list-item>
          <text:p text:style-name="P30"><text:span text:style-name="Strong_20_Emphasis">Ethical Focus</text:span>: The disclaimer and rate-limiting promote responsible use, critical for OSINT. </text:p>
        </text:list-item>
        <text:list-item>
          <text:p text:style-name="P31"><text:span text:style-name="Strong_20_Emphasis">Scalability</text:span>: The structure supports adding advanced features (e.g., database storage, GUI) as your skills grow. </text:p>
        </text:list-item>
      </text:list>
      <text:p text:style-name="P32"/>
      <text:h text:style-name="P33" text:outline-level="3">4. <text:span text:style-name="Strong_20_Emphasis">Additional Tips</text:span></text:h>
      <text:list text:style-name="L13">
        <text:list-item>
          <text:p text:style-name="P34"><text:span text:style-name="Strong_20_Emphasis">Wordlists</text:span>: Use SecLists (/usr/share/wordlists/seclists) for gobuster and ffuf. Customize wordlists for specific targets. </text:p>
        </text:list-item>
        <text:list-item>
          <text:p text:style-name="P34"><text:span text:style-name="Strong_20_Emphasis">API Keys</text:span>: Securely manage Shodan or Hunter.io keys in a config file with chmod 600. </text:p>
        </text:list-item>
        <text:list-item>
          <text:p text:style-name="P34"><text:soft-page-break/><text:span text:style-name="Strong_20_Emphasis">Visualization</text:span>: For company architecture, consider piping results to maltego or creating text-based diagrams with tree or graphviz (if installed). </text:p>
        </text:list-item>
        <text:list-item>
          <text:p text:style-name="P35"><text:span text:style-name="Strong_20_Emphasis">Community Feedback</text:span>: Share your script on X or GitHub (anonymously if needed) to get feedback from the OSINT community. </text:p>
        </text:list-item>
      </text:list>
      <text:p text:style-name="P32"/>
      <text:h text:style-name="P33" text:outline-level="3">5. <text:span text:style-name="Strong_20_Emphasis">Next Steps</text:span></text:h>
      <text:list text:style-name="L14">
        <text:list-item>
          <text:p text:style-name="P36"><text:span text:style-name="Strong_20_Emphasis">Start Small</text:span>: Write a script for domain resolution and WHOIS lookup. Test with example.com. </text:p>
        </text:list-item>
        <text:list-item>
          <text:p text:style-name="P36"><text:span text:style-name="Strong_20_Emphasis">Expand Gradually</text:span>: Add one task per week (e.g., subdomain enumeration, then email discovery). </text:p>
        </text:list-item>
        <text:list-item>
          <text:p text:style-name="P36"><text:span text:style-name="Strong_20_Emphasis">Learn Parsing</text:span>: Practice grep, awk, and sed to handle tool output. </text:p>
        </text:list-item>
        <text:list-item>
          <text:p text:style-name="P36"><text:span text:style-name="Strong_20_Emphasis">Explore Advanced Tools</text:span>: Install sublist3r or amass and experiment with their options. </text:p>
        </text:list-item>
        <text:list-item>
          <text:p text:style-name="P37"><text:span text:style-name="Strong_20_Emphasis">Ask for Help</text:span>: If you hit a roadblock (e.g., parsing WHOIS output), share the specific issue, and I can provide a tailored solution</text:p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22:07:14.822990882</meta:creation-date>
    <dc:date>2025-08-27T22:33:41.184884676</dc:date>
    <meta:editing-duration>PT16M8S</meta:editing-duration>
    <meta:editing-cycles>1</meta:editing-cycles>
    <meta:document-statistic meta:table-count="0" meta:image-count="0" meta:object-count="0" meta:page-count="6" meta:paragraph-count="156" meta:word-count="1482" meta:character-count="10117" meta:non-whitespace-character-count="8741"/>
    <meta:generator>LibreOffice/25.2.3.2$Linux_X86_64 LibreOffice_project/520$Build-2</meta:generator>
  </office:meta>
</office:document-meta>
</file>